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25in" fo:margin-right="0in" fo:margin-top="0.0693in" fo:margin-bottom="0.0693in" fo:line-height="100%" fo:text-indent="0in" style:auto-text-indent="false"/>
      <style:text-properties fo:color="#000000" style:font-name="Times New Roman" fo:font-size="13.5pt" fo:font-weight="bold" style:font-name-asian="Times New Roman1" style:font-size-asian="13.5pt" style:font-weight-asian="bold" style:font-size-complex="13.5pt" style:font-weight-complex="bold"/>
    </style:style>
    <style:style style:name="P2" style:family="paragraph" style:parent-style-name="List_20_Paragraph">
      <style:paragraph-properties fo:margin-left="0.25in" fo:margin-right="0in" fo:margin-top="0.0693in" fo:margin-bottom="0.0693in" fo:line-height="100%" fo:text-indent="0in" style:auto-text-indent="false"/>
      <style:text-properties fo:color="#000000" style:font-name="Times New Roman" fo:font-size="12pt" style:font-name-asian="Times New Roman1" style:font-size-asian="12pt" style:font-size-complex="13.5pt" style:font-weight-complex="bold"/>
    </style:style>
    <style:style style:name="P3" style:family="paragraph" style:parent-style-name="List_20_Paragraph" style:list-style-name="L1">
      <style:paragraph-properties fo:margin-top="0.0693in" fo:margin-bottom="0.0693in" fo:line-height="100%"/>
    </style:style>
    <style:style style:name="P4" style:family="paragraph" style:parent-style-name="List_20_Paragraph" style:list-style-name="L1">
      <style:paragraph-properties fo:margin-top="0.0693in" fo:margin-bottom="0.0693in" fo:line-height="100%"/>
      <style:text-properties fo:color="#000000" style:font-name="Times New Roman" fo:font-size="13.5pt" style:font-name-asian="Times New Roman1" style:font-size-asian="13.5pt" style:font-size-complex="13.5pt" style:font-weight-complex="bold"/>
    </style:style>
    <style:style style:name="P5" style:family="paragraph" style:parent-style-name="List_20_Paragraph">
      <style:paragraph-properties fo:margin-left="0.25in" fo:margin-right="0in" fo:margin-top="0.0693in" fo:margin-bottom="0.0693in" fo:line-height="100%" fo:text-indent="0in" style:auto-text-indent="false"/>
      <style:text-properties fo:color="#000000" style:font-name="Times New Roman" fo:font-size="12pt" style:font-name-asian="Times New Roman1" style:font-size-asian="12pt" style:font-size-complex="13.5pt" style:font-weight-complex="bold"/>
    </style:style>
    <style:style style:name="T1" style:family="text">
      <style:text-properties fo:color="#000000" style:font-name="Times New Roman" fo:font-size="13.5pt" style:font-name-asian="Times New Roman1" style:font-size-asian="13.5pt" style:font-size-complex="13.5pt" style:font-weight-complex="bold"/>
    </style:style>
    <style:style style:name="T2" style:family="text">
      <style:text-properties fo:color="#000000" style:font-name="Times New Roman" fo:font-size="13.5pt" fo:font-style="normal" style:font-name-asian="Times New Roman1" style:font-size-asian="13.5pt" style:font-style-asian="normal" style:font-size-complex="13.5pt"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 – “Super EastGate” </text:p>
      <text:p text:style-name="P2"><text:span text:style-name="T4">Members:</text:span><text:line-break/>Leader: Michael LoVerme<text:line-break/>Lead Dev: Ryan Fleming<text:line-break/>Jonathan Caron<text:line-break/>Antonio Guarino</text:p>
      <text:p text:style-name="P2"/>
      <text:list xml:id="list38512046" text:style-name="L1">
        <text:list-item>
          <text:p text:style-name="P3"><text:span text:style-name="T1">Overview <text:line-break/></text:span><text:span text:style-name="T2">Our goal is to create a simple side-scrolling platform game that borrows heavily in inspiration from the Mario Bros. Games by Nintendo Corp. of Japan. <text:s/>Users will be people who want to have a Mario like game that will look good and run native on a computer as opposed to a game system.</text:span></text:p>
        </text:list-item>
        <text:list-item>
          <text:p text:style-name="P4">Related work <text:line-break/>This is our first endeavor in programming with OpenGL and any graphics based interface.</text:p>
        </text:list-item>
        <text:list-item>
          <text:p text:style-name="P3"><text:span text:style-name="T1">Detailed Description<text:line-break/></text:span><text:span text:style-name="T2">The game will consists of a character that will be able to move throughout a 2D world where he will be able to jump on things and throw stuff at things. <text:s text:c="2"/>A feature we would like to implement is the ability to be able to swap out graphics and sound so that others will be able to customize it to make it like there favorite game. <text:s/>We would like to be able to demo it with two different themes by the end of the semester.<text:line-break/>We would like to have a box moving around in a textured world within a couple of weeks.</text:span></text:p>
        </text:list-item>
        <text:list-item>
          <text:p text:style-name="P4">Reference<text:line-break/><text:span text:style-name="T3">-Nehe OpenGL tutorials<text:line-break/>-Redbook on OpenGL<text:line-break/>-Online tutorials in Open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tonio</meta:initial-creator>
    <meta:creation-date>2010-01-24T22:52:55</meta:creation-date>
    <dc:date>2010-01-31T18:46:20</dc:date>
    <meta:editing-duration>PT00H16M10S</meta:editing-duration>
    <meta:editing-cycles>4</meta:editing-cycles>
    <meta:generator>OpenOffice.org/3.1$Win32 OpenOffice.org_project/310m19$Build-9420</meta:generator>
    <meta:document-statistic meta:table-count="0" meta:image-count="0" meta:object-count="0" meta:page-count="1" meta:paragraph-count="6" meta:word-count="208" meta:character-count="1134"/>
    <meta:user-defined meta:name="Info 1"/>
    <meta:user-defined meta:name="Info 2"/>
    <meta:user-defined meta:name="Info 3"/>
    <meta:user-defined meta:name="Info 4"/>
  </office:meta>
</office:document-meta>
</file>